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97F00001E87AAE36D9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charset="x-symbo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Text_20_body">
      <style:text-properties fo:font-size="11pt" fo:language="fr" fo:country="FR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8.5pt" fo:language="fr" fo:country="FR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Consolas" fo:font-size="10pt" fo:language="fr" fo:country="FR" fo:font-style="normal" fo:font-weight="normal" fo:background-color="#e8f2fe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Consolas" fo:font-size="8.5pt" fo:language="fr" fo:country="FR" fo:font-style="normal" fo:font-weight="normal" fo:background-color="#e8f2fe" style:font-name-asian="Consolas" style:font-size-asian="8.5pt" style:font-style-asian="normal" style:font-weight-asian="normal" style:font-name-complex="Consolas" style:font-size-complex="8.5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Consolas" fo:font-size="8pt" fo:language="fr" fo:country="FR" fo:font-style="normal" fo:font-weight="normal" fo:background-color="#e8f2fe" style:font-name-asian="Consolas" style:font-size-asian="8pt" style:font-style-asian="normal" style:font-weight-asian="normal" style:font-name-complex="Consolas" style:font-size-complex="8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italic" style:text-underline-style="none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nsolas" fo:font-size="10pt" fo:language="fr" fo:country="FR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nsolas" fo:font-size="10pt" fo:language="fr" fo:country="FR" fo:font-style="italic" style:text-underline-style="none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Consolas" fo:font-size="9pt" fo:language="fr" fo:country="FR" fo:font-style="italic" style:text-underline-style="none" fo:font-weight="bold" style:font-name-asian="Consolas" style:font-size-asian="9pt" style:font-style-asian="italic" style:font-weight-asian="bold" style:font-name-complex="Consolas" style:font-size-complex="9pt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6pt" fo:language="fr" fo:country="F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9pt" style:font-name-asian="Consolas" style:font-size-asian="9pt" style:font-name-complex="Consolas" style:font-size-complex="9pt"/>
    </style:style>
    <style:style style:name="P2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Consolas" style:font-size-asian="9pt" style:font-name-complex="Consolas" style:font-size-complex="9pt"/>
    </style:style>
    <style:style style:name="P25" style:family="paragraph" style:parent-style-name="Heading_20_1">
      <style:text-properties fo:language="fr" fo:country="FR"/>
    </style:style>
    <style:style style:name="P2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fo:font-size="11pt" style:font-size-asian="11pt" style:font-size-complex="11pt"/>
    </style:style>
    <style:style style:name="P29" style:family="paragraph">
      <style:paragraph-properties fo:text-align="center"/>
    </style:style>
    <style:style style:name="P30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ymbol" style:font-name-asian="Symbol" style:font-name-complex="Symbol"/>
    </style:style>
    <style:style style:name="T4" style:family="text">
      <style:text-properties style:text-position="sub 58%"/>
    </style:style>
    <style:style style:name="T5" style:family="text">
      <style:text-properties fo:color="#7f0055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7f0055" fo:font-weight="bold" fo:background-color="#e8f2fe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fo:font-weight="bold" fo:background-color="#e8f2fe" style:font-weight-asian="bold" style:font-weight-complex="bold"/>
    </style:style>
    <style:style style:name="T10" style:family="text">
      <style:text-properties fo:color="#000000" fo:background-color="#e8f2fe"/>
    </style:style>
    <style:style style:name="T1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13" style:family="text">
      <style:text-properties fo:color="#005032" fo:background-color="#e8f2f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3f7f5f"/>
    </style:style>
    <style:style style:name="T16" style:family="text">
      <style:text-properties fo:color="#3f7f5f" style:text-underline-style="solid" style:text-underline-width="auto" style:text-underline-color="font-color"/>
    </style:style>
    <style:style style:name="T17" style:family="text">
      <style:text-properties fo:color="#0000c0" fo:font-style="italic" style:font-style-asian="italic" style:font-style-complex="italic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style:text-position="-33% 58%"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_20_concave" draw:marker-end-width="0.15cm" draw:textarea-horizontal-align="center" draw:textarea-vertical-align="middle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draw:stroke="none" svg:stroke-color="#000000" draw:fill="none" draw:fill-color="#ffffff" fo:min-height="0.328cm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svg:stroke-color="#000000" draw:marker-end="Arrow_20_concave" draw:marker-end-width="0.15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2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Ultrafine_20_Dashed"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1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/>
    </style:style>
    <style:style style:name="gr12" style:family="graphic">
      <style:graphic-properties draw:stroke="dash" draw:stroke-dash="Ultrafine_20_Dashed" svg:stroke-color="#000000" draw:fill="none" draw:textarea-horizontal-align="justify" draw:textarea-vertical-align="middle" draw:auto-grow-height="false" fo:min-height="0cm" fo:min-width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="none" draw:textarea-horizontal-align="justify" draw:textarea-vertical-align="middle" draw:auto-grow-height="false" fo:min-height="0cm" fo:min-width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draw:stroke-dash="Ultrafine_20_Dashed" svg:stroke-color="#000000" draw:fill="none" draw:textarea-horizontal-align="justify" draw:textarea-vertical-align="middle" draw:auto-grow-height="false" fo:min-height="0cm" fo:min-width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-dash="Ultrafine_20_Dashed" svg:stroke-color="#000000" draw:fill="none" draw:textarea-horizontal-align="justify" draw:textarea-vertical-align="middle" draw:auto-grow-height="false" fo:min-height="0cm" fo:min-width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dash" draw:stroke-dash="Ultrafine_20_Dashed" svg:stroke-color="#000000" draw:fill="none" draw:textarea-horizontal-align="justify" draw:textarea-vertical-align="middle" draw:auto-grow-height="false" fo:min-height="0cm" fo:min-width="0cm" style:run-through="foreground"/>
    </style:style>
    <style:style style:name="gr17" style:family="graphic">
      <style:graphic-properties draw:stroke="dash" draw:stroke-dash="Ultrafine_20_Dashed"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97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solid" draw:fill-color="#ddddd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21" style:family="graphic">
      <style:graphic-properties draw:stroke="dash" draw:stroke-dash="Ultrafine_20_Dashed"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22" style:family="graphic">
      <style:graphic-properties svg:stroke-color="#000000" draw:textarea-horizontal-align="center" draw:textarea-vertical-align="middle" style:run-through="foreground"/>
    </style:style>
    <style:style style:name="gr23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393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>User Guide</text:p>
      <text:p text:style-name="P6">Commande climatiseur</text:p>
      <text:p text:style-name="P6"/>
      <text:p text:style-name="P5"/>
      <text:p text:style-name="P21">RmDvTelecoIR.c/.h</text:p>
      <text:p text:style-name="P4"/>
      <text:p text:style-name="P4"/>
      <text:p text:style-name="P4"/>
      <text:p text:style-name="P4"/>
      <text:p text:style-name="P4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6"><text:a xlink:type="simple" xlink:href="#__RefHeading___Toc2094_2496697646" text:style-name="Index_20_Link" text:visited-style-name="Index_20_Link">1.Présentation du système<text:tab/>2</text:a></text:p>
          <text:p text:style-name="P26"><text:a xlink:type="simple" xlink:href="#__RefHeading__631_2015604469" text:style-name="Index_20_Link" text:visited-style-name="Index_20_Link">2.Mise en œuvre <text:tab/>3</text:a></text:p>
          <text:p text:style-name="P27"><text:a xlink:type="simple" xlink:href="#__RefHeading__633_2015604469" text:style-name="Index_20_Link" text:visited-style-name="Index_20_Link">2.1.Elaboration du signal de sortie<text:tab/>3</text:a></text:p>
          <text:p text:style-name="P27"><text:a xlink:type="simple" xlink:href="#__RefHeading__635_2015604469" text:style-name="Index_20_Link" text:visited-style-name="Index_20_Link">2.2.Algorithme<text:tab/>4</text:a></text:p>
          <text:p text:style-name="P27"><text:a xlink:type="simple" xlink:href="#__RefHeading__637_2015604469" text:style-name="Index_20_Link" text:visited-style-name="Index_20_Link">2.3.Les réglages .h<text:tab/>4</text:a></text:p>
          <text:p text:style-name="P27"><text:a xlink:type="simple" xlink:href="#__RefHeading__3113_2015604469" text:style-name="Index_20_Link" text:visited-style-name="Index_20_Link">2.4.Diagramme de classes<text:tab/>5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5" text:outline-level="1"><text:bookmark-start text:name="__RefHeading___Toc2094_2496697646"/><text:soft-page-break/>Présentation du système<text:bookmark-end text:name="__RefHeading___Toc2094_2496697646"/></text:h>
      <text:p text:style-name="P3"/>
      <text:p text:style-name="P3">Cette partie « commande climatiseur » permet d'activer le climatiseur en plusieurs modes ainsi que de le stopper. Les trames émises en IR sont modulées à 38kHz en OOK. Les codes ont été hackés avec la télécommande d'origine en venant lire la suite de 0 et de 1 de l'enveloppe OOK.</text:p>
      <text:p text:style-name="P7"/>
      <text:p text:style-name="P7">La trame est longue, environ 115 bits. Chaque bit 0/1 est en fait codé sous la forme d'une impulsion :</text:p>
      <text:p text:style-name="P7"/>
      <text:p text:style-name="P7"><draw:line text:anchor-type="paragraph" draw:z-index="1" draw:style-name="gr6" draw:text-style-name="P29" svg:x1="6.96cm" svg:y1="1.314cm" svg:x2="9.197cm" svg:y2="1.314cm"><text:p/></draw:line><draw:line text:anchor-type="paragraph" draw:z-index="2" draw:style-name="gr6" draw:text-style-name="P29" svg:x1="6.479cm" svg:y1="0.545cm" svg:x2="7.2cm" svg:y2="0.545cm"><text:p/></draw:line><draw:frame text:anchor-type="paragraph" draw:z-index="3" draw:style-name="gr7" draw:text-style-name="P30" svg:width="1.733cm" svg:height="0.329cm" svg:x="6.142cm" svg:y="0.136cm"><draw:text-box><text:p><text:span text:style-name="T18">430µs</text:span></text:p></draw:text-box></draw:frame><draw:frame text:anchor-type="paragraph" draw:z-index="4" draw:style-name="gr7" draw:text-style-name="P30" svg:width="1.733cm" svg:height="0.329cm" svg:x="8.98cm" svg:y="1.572cm"><draw:text-box><text:p><text:span text:style-name="T18">860µs</text:span></text:p></draw:text-box></draw:frame><draw:line text:anchor-type="paragraph" draw:z-index="5" draw:style-name="gr8" draw:text-style-name="P29" svg:x1="7.2cm" svg:y1="1.314cm" svg:x2="7.2cm" svg:y2="0.4cm"><text:p/></draw:line><draw:line text:anchor-type="paragraph" draw:z-index="6" draw:style-name="gr8" draw:text-style-name="P29" svg:x1="7.609cm" svg:y1="1.314cm" svg:x2="7.609cm" svg:y2="0.4cm"><text:p/></draw:line><draw:line text:anchor-type="paragraph" draw:z-index="7" draw:style-name="gr8" draw:text-style-name="P29" svg:x1="7.2cm" svg:y1="0.4cm" svg:x2="7.609cm" svg:y2="0.4cm"><text:p/></draw:line><draw:line text:anchor-type="paragraph" draw:z-index="8" draw:style-name="gr8" draw:text-style-name="P29" svg:x1="7.609cm" svg:y1="1.314cm" svg:x2="8.018cm" svg:y2="1.314cm"><text:p/></draw:line><draw:line text:anchor-type="paragraph" draw:z-index="9" draw:style-name="gr6" draw:text-style-name="P29" svg:x1="8.403cm" svg:y1="0.545cm" svg:x2="7.609cm" svg:y2="0.545cm"><text:p/></draw:line><draw:line text:anchor-type="paragraph" draw:z-index="10" draw:style-name="gr6" draw:text-style-name="P29" svg:x1="8.813cm" svg:y1="1.674cm" svg:x2="8.428cm" svg:y2="1.674cm"><text:p/></draw:line><draw:line text:anchor-type="paragraph" draw:z-index="11" draw:style-name="gr6" draw:text-style-name="P29" svg:x1="6.888cm" svg:y1="1.723cm" svg:x2="7.609cm" svg:y2="1.723cm"><text:p/></draw:line><draw:line text:anchor-type="paragraph" draw:z-index="12" draw:style-name="gr9" draw:text-style-name="P29" svg:x1="7.609cm" svg:y1="1.314cm" svg:x2="7.609cm" svg:y2="1.94cm"><text:p/></draw:line><draw:line text:anchor-type="paragraph" draw:z-index="13" draw:style-name="gr9" draw:text-style-name="P29" svg:x1="8.428cm" svg:y1="1.314cm" svg:x2="8.428cm" svg:y2="1.94cm"><text:p/></draw:line><draw:line text:anchor-type="paragraph" draw:z-index="14" draw:style-name="gr8" draw:text-style-name="P29" svg:x1="8.019cm" svg:y1="1.314cm" svg:x2="8.428cm" svg:y2="1.314cm"><text:p/></draw:line></text:p>
      <text:p text:style-name="P7"/>
      <text:p text:style-name="P7"/>
      <text:p text:style-name="P7"><draw:g text:anchor-type="paragraph" draw:z-index="0" draw:style-name="gr1"><draw:line draw:style-name="gr2" draw:text-style-name="P29" svg:x1="1.259cm" svg:y1="0.046cm" svg:x2="3.496cm" svg:y2="0.046cm"><text:p/></draw:line><draw:line draw:style-name="gr3" draw:text-style-name="P29" svg:x1="1.499cm" svg:y1="0.048cm" svg:x2="1.499cm" svg:y2="-0.866cm"><text:p/></draw:line><draw:line draw:style-name="gr3" draw:text-style-name="P29" svg:x1="1.909cm" svg:y1="0.048cm" svg:x2="1.909cm" svg:y2="-0.866cm"><text:p/></draw:line><draw:line draw:style-name="gr3" draw:text-style-name="P29" svg:x1="1.499cm" svg:y1="-0.866cm" svg:x2="1.908cm" svg:y2="-0.866cm"><text:p/></draw:line><draw:line draw:style-name="gr3" draw:text-style-name="P29" svg:x1="1.909cm" svg:y1="0.046cm" svg:x2="2.318cm" svg:y2="0.046cm"><text:p/></draw:line><draw:line draw:style-name="gr2" draw:text-style-name="P29" svg:x1="0.778cm" svg:y1="-0.723cm" svg:x2="1.499cm" svg:y2="-0.723cm"><text:p/></draw:line><draw:line draw:style-name="gr2" draw:text-style-name="P29" svg:x1="2.703cm" svg:y1="-0.723cm" svg:x2="1.909cm" svg:y2="-0.723cm"><text:p/></draw:line><draw:frame draw:style-name="gr4" draw:text-style-name="P30" svg:width="1.733cm" svg:height="0.329cm" svg:x="0.441cm" svg:y="-1.132cm"><draw:text-box><text:p><text:span text:style-name="T18">430µs</text:span></text:p></draw:text-box></draw:frame><draw:line draw:style-name="gr2" draw:text-style-name="P29" svg:x1="3.112cm" svg:y1="0.406cm" svg:x2="2.318cm" svg:y2="0.406cm"><text:p/></draw:line><draw:line draw:style-name="gr2" draw:text-style-name="P29" svg:x1="1.187cm" svg:y1="0.456cm" svg:x2="1.908cm" svg:y2="0.456cm"><text:p/></draw:line><draw:line draw:style-name="gr5" draw:text-style-name="P29" svg:x1="1.909cm" svg:y1="0.046cm" svg:x2="1.909cm" svg:y2="0.672cm"><text:p/></draw:line><draw:line draw:style-name="gr5" draw:text-style-name="P29" svg:x1="2.318cm" svg:y1="0.046cm" svg:x2="2.318cm" svg:y2="0.672cm"><text:p/></draw:line><draw:frame draw:style-name="gr4" draw:text-style-name="P30" svg:width="1.733cm" svg:height="0.329cm" svg:x="3.279cm" svg:y="0.304cm"><draw:text-box><text:p><text:span text:style-name="T18">430µs</text:span></text:p></draw:text-box></draw:frame></draw:g></text:p>
      <text:p text:style-name="P7"/>
      <text:p text:style-name="P7"/>
      <text:p text:style-name="P7">La trame commence par un '1' long et un '0'' long :</text:p>
      <text:p text:style-name="P7"/>
      <text:p text:style-name="P7"/>
      <text:p text:style-name="P7"><draw:g text:anchor-type="paragraph" draw:z-index="15" draw:style-name="gr1"><draw:line draw:style-name="gr2" draw:text-style-name="P29" svg:x1="2.342cm" svg:y1="1.247cm" svg:x2="15.666cm" svg:y2="1.247cm"><text:p/></draw:line><draw:line draw:style-name="gr3" draw:text-style-name="P29" svg:x1="7.057cm" svg:y1="1.246cm" svg:x2="7.057cm" svg:y2="0.332cm"><text:p/></draw:line><draw:line draw:style-name="gr3" draw:text-style-name="P29" svg:x1="7.463cm" svg:y1="1.246cm" svg:x2="7.463cm" svg:y2="0.332cm"><text:p/></draw:line><draw:line draw:style-name="gr3" draw:text-style-name="P29" svg:x1="7.057cm" svg:y1="0.332cm" svg:x2="7.466cm" svg:y2="0.332cm"><text:p/></draw:line><draw:line draw:style-name="gr3" draw:text-style-name="P29" svg:x1="7.463cm" svg:y1="1.247cm" svg:x2="7.872cm" svg:y2="1.247cm"><text:p/></draw:line><draw:line draw:style-name="gr3" draw:text-style-name="P29" svg:x1="7.874cm" svg:y1="1.246cm" svg:x2="7.874cm" svg:y2="0.332cm"><text:p/></draw:line><draw:line draw:style-name="gr3" draw:text-style-name="P29" svg:x1="8.285cm" svg:y1="1.246cm" svg:x2="8.285cm" svg:y2="0.332cm"><text:p/></draw:line><draw:line draw:style-name="gr3" draw:text-style-name="P29" svg:x1="7.874cm" svg:y1="0.332cm" svg:x2="8.283cm" svg:y2="0.332cm"><text:p/></draw:line><draw:line draw:style-name="gr3" draw:text-style-name="P29" svg:x1="8.285cm" svg:y1="1.247cm" svg:x2="8.694cm" svg:y2="1.247cm"><text:p/></draw:line><draw:line draw:style-name="gr3" draw:text-style-name="P29" svg:x1="8.74cm" svg:y1="1.251cm" svg:x2="8.74cm" svg:y2="0.337cm"><text:p/></draw:line><draw:line draw:style-name="gr3" draw:text-style-name="P29" svg:x1="9.149cm" svg:y1="1.251cm" svg:x2="9.149cm" svg:y2="0.337cm"><text:p/></draw:line><draw:line draw:style-name="gr3" draw:text-style-name="P29" svg:x1="8.74cm" svg:y1="0.337cm" svg:x2="9.149cm" svg:y2="0.337cm"><text:p/></draw:line><draw:line draw:style-name="gr3" draw:text-style-name="P29" svg:x1="9.149cm" svg:y1="1.249cm" svg:x2="9.558cm" svg:y2="1.249cm"><text:p/></draw:line><draw:line draw:style-name="gr3" draw:text-style-name="P29" svg:x1="9.555cm" svg:y1="1.249cm" svg:x2="9.964cm" svg:y2="1.249cm"><text:p/></draw:line><draw:line draw:style-name="gr3" draw:text-style-name="P29" svg:x1="9.966cm" svg:y1="1.246cm" svg:x2="9.966cm" svg:y2="0.332cm"><text:p/></draw:line><draw:line draw:style-name="gr3" draw:text-style-name="P29" svg:x1="10.377cm" svg:y1="1.246cm" svg:x2="10.377cm" svg:y2="0.332cm"><text:p/></draw:line><draw:line draw:style-name="gr3" draw:text-style-name="P29" svg:x1="9.966cm" svg:y1="0.332cm" svg:x2="10.375cm" svg:y2="0.332cm"><text:p/></draw:line><draw:line draw:style-name="gr3" draw:text-style-name="P29" svg:x1="10.377cm" svg:y1="1.247cm" svg:x2="10.786cm" svg:y2="1.247cm"><text:p/></draw:line><draw:line draw:style-name="gr10" draw:text-style-name="P29" svg:x1="10.786cm" svg:y1="1.246cm" svg:x2="10.786cm" svg:y2="0.332cm"><text:p/></draw:line><draw:line draw:style-name="gr10" draw:text-style-name="P29" svg:x1="11.195cm" svg:y1="1.246cm" svg:x2="11.195cm" svg:y2="0.332cm"><text:p/></draw:line><draw:line draw:style-name="gr10" draw:text-style-name="P29" svg:x1="10.786cm" svg:y1="0.332cm" svg:x2="11.195cm" svg:y2="0.332cm"><text:p/></draw:line><draw:line draw:style-name="gr10" draw:text-style-name="P29" svg:x1="11.195cm" svg:y1="1.247cm" svg:x2="11.604cm" svg:y2="1.247cm"><text:p/></draw:line><draw:line draw:style-name="gr3" draw:text-style-name="P29" svg:x1="11.601cm" svg:y1="1.246cm" svg:x2="11.601cm" svg:y2="0.332cm"><text:p/></draw:line><draw:line draw:style-name="gr3" draw:text-style-name="P29" svg:x1="12.012cm" svg:y1="1.246cm" svg:x2="12.012cm" svg:y2="0.332cm"><text:p/></draw:line><draw:line draw:style-name="gr3" draw:text-style-name="P29" svg:x1="11.601cm" svg:y1="0.332cm" svg:x2="12.01cm" svg:y2="0.332cm"><text:p/></draw:line><draw:line draw:style-name="gr3" draw:text-style-name="P29" svg:x1="12.012cm" svg:y1="1.247cm" svg:x2="12.421cm" svg:y2="1.247cm"><text:p/></draw:line><draw:line draw:style-name="gr3" draw:text-style-name="P29" svg:x1="12.423cm" svg:y1="1.247cm" svg:x2="12.832cm" svg:y2="1.247cm"><text:p/></draw:line><draw:line draw:style-name="gr3" draw:text-style-name="P29" svg:x1="12.832cm" svg:y1="1.246cm" svg:x2="12.832cm" svg:y2="0.332cm"><text:p/></draw:line><draw:line draw:style-name="gr3" draw:text-style-name="P29" svg:x1="13.238cm" svg:y1="1.246cm" svg:x2="13.238cm" svg:y2="0.332cm"><text:p/></draw:line><draw:line draw:style-name="gr3" draw:text-style-name="P29" svg:x1="12.832cm" svg:y1="0.332cm" svg:x2="13.241cm" svg:y2="0.332cm"><text:p/></draw:line><draw:line draw:style-name="gr3" draw:text-style-name="P29" svg:x1="13.238cm" svg:y1="1.247cm" svg:x2="13.647cm" svg:y2="1.247cm"><text:p/></draw:line><draw:line draw:style-name="gr3" draw:text-style-name="P29" svg:x1="5.08cm" svg:y1="1.247cm" svg:x2="5.801cm" svg:y2="1.247cm"><text:p/></draw:line><draw:line draw:style-name="gr3" draw:text-style-name="P29" svg:x1="2.582cm" svg:y1="1.246cm" svg:x2="2.582cm" svg:y2="0.332cm"><text:p/></draw:line><draw:line draw:style-name="gr3" draw:text-style-name="P29" svg:x1="5.08cm" svg:y1="1.246cm" svg:x2="5.08cm" svg:y2="0.332cm"><text:p/></draw:line><draw:line draw:style-name="gr3" draw:text-style-name="P29" svg:x1="2.582cm" svg:y1="0.332cm" svg:x2="3.52cm" svg:y2="0.332cm"><text:p/></draw:line><draw:line draw:style-name="gr5" draw:text-style-name="P29" svg:x1="2.582cm" svg:y1="1.247cm" svg:x2="2.582cm" svg:y2="1.873cm"><text:p/></draw:line><draw:line draw:style-name="gr5" draw:text-style-name="P29" svg:x1="5.08cm" svg:y1="1.247cm" svg:x2="5.08cm" svg:y2="1.873cm"><text:p/></draw:line><draw:line draw:style-name="gr5" draw:text-style-name="P29" svg:x1="7.057cm" svg:y1="1.247cm" svg:x2="7.057cm" svg:y2="1.873cm"><text:p/></draw:line><draw:line draw:style-name="gr5" draw:text-style-name="P29" svg:x1="7.463cm" svg:y1="1.247cm" svg:x2="7.463cm" svg:y2="1.873cm"><text:p/></draw:line><draw:frame draw:style-name="gr4" draw:text-style-name="P30" svg:width="1.733cm" svg:height="0.329cm" svg:x="5.492cm" svg:y="1.456cm"><draw:text-box><text:p><text:span text:style-name="T18">1,72ms</text:span></text:p></draw:text-box></draw:frame><draw:line draw:style-name="gr11" draw:text-style-name="P29" svg:x1="5.08cm" svg:y1="1.875cm" svg:x2="7.054cm" svg:y2="1.875cm"><text:p/></draw:line><draw:line draw:style-name="gr11" draw:text-style-name="P29" svg:x1="2.582cm" svg:y1="1.875cm" svg:x2="5.083cm" svg:y2="1.875cm"><text:p/></draw:line><draw:frame draw:style-name="gr4" draw:text-style-name="P30" svg:width="1.733cm" svg:height="0.329cm" svg:x="3.231cm" svg:y="1.408cm"><draw:text-box><text:p><text:span text:style-name="T18">3,4ms</text:span></text:p></draw:text-box></draw:frame><draw:frame draw:style-name="gr4" draw:text-style-name="P30" svg:width="1.733cm" svg:height="0.329cm" svg:x="3.014cm" svg:y="2.177cm"><draw:text-box><text:p><text:span text:style-name="T18">8*T</text:span></text:p></draw:text-box></draw:frame><draw:frame draw:style-name="gr4" draw:text-style-name="P30" svg:width="1.733cm" svg:height="0.329cm" svg:x="5.515cm" svg:y="2.177cm"><draw:text-box><text:p><text:span text:style-name="T18">4*T</text:span></text:p></draw:text-box></draw:frame><draw:frame draw:style-name="gr4" draw:text-style-name="P30" svg:width="1.733cm" svg:height="0.329cm" svg:x="7.777cm" svg:y="2.071cm"><draw:text-box><text:p><text:span text:style-name="T18">T</text:span></text:p></draw:text-box></draw:frame><draw:line draw:style-name="gr2" draw:text-style-name="P29" svg:x1="8.257cm" svg:y1="1.875cm" svg:x2="7.463cm" svg:y2="1.875cm"><text:p/></draw:line><draw:line draw:style-name="gr3" draw:text-style-name="P29" svg:x1="4.145cm" svg:y1="0.332cm" svg:x2="5.083cm" svg:y2="0.332cm"><text:p/></draw:line><draw:line draw:style-name="gr10" draw:text-style-name="P29" svg:x1="3.519cm" svg:y1="0.332cm" svg:x2="4.143cm" svg:y2="0.332cm"><text:p/></draw:line><draw:line draw:style-name="gr3" draw:text-style-name="P29" svg:x1="6.335cm" svg:y1="1.247cm" svg:x2="7.056cm" svg:y2="1.247cm"><text:p/></draw:line><draw:line draw:style-name="gr10" draw:text-style-name="P29" svg:x1="5.711cm" svg:y1="1.247cm" svg:x2="6.335cm" svg:y2="1.247cm"><text:p/></draw:lin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 correspond au timing le plus court, T # 430µs. </text:p>
      <text:p text:style-name="P7"/>
      <text:p text:style-name="P7">Si on considère qu'un bit correspond à cette durée T, on observera un « 1 » suivi d'une « 0 » ou bien un « 1 » suivi de deux « 0 ». Nous obtenons ainsi des trames de 37 bits. Voici un exemple :</text:p>
      <text:p text:style-name="P9"><text:span text:style-name="T2">FF 08 8A A2 A2 28 A8 8A 22 A2 A2 AA AA AA AA 8A 8A 8A AA</text:span> A2 88 AA AA 28 AA AA AA AA AA AA AA AA A8 88 8A 22 80</text:p>
      <text:p text:style-name="P7"/>
      <text:p text:style-name="P7">La partie en gras correspond à un préambule commun à toutes les trames (19 octets). Un code complet sera donc découpé en deux :</text:p>
      <text:p text:style-name="P10">- Tab_CommonCode_Temp[19],</text:p>
      <text:p text:style-name="P10">- TabCode[6][18],</text:p>
      <text:p text:style-name="P7">Cette seconde partie est découpée en 6 éléments de 18 octets. Cela correspond donc à 6 codes différents que l'on choisit pour s'enchaîner derrière le code commun. Dans ce cas, 6 codes sont possibles, on peut en ajouter d'autres.</text:p>
      <text:p text:style-name="P7">Le code Stop est quand à lui original, et ne possède pas la partie commune :</text:p>
      <text:p text:style-name="P11">TabOFF[36]=</text:p>
      <text:p text:style-name="P12">{0xFF, 0x08, 0x8A, 0xA2, 0xA2, 0x28, 0xA8, 0x8A, 0x22, 0xA2, 0xA2, 0xAA, 0xAA, 0xAA, 0xAA, 0xAA, 0x2A, 0x22, 0xAA, 0xA8, 0x8A, 0xAA, 0x28, 0x8A, 0xAA, 0xAA, 0xAA, 0xAA, 0xAA, 0xAA, 0xAA, 0xAA, 0xA8, 0x8A, 0x2A, 0x28};</text:p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631_2015604469"/><text:soft-page-break/>Mise en œuvre <text:bookmark-end text:name="__RefHeading__631_2015604469"/></text:h>
      <text:p text:style-name="P13"/>
      <text:h text:style-name="Heading_20_2" text:outline-level="2"><text:bookmark-start text:name="__RefHeading__633_2015604469"/>Elaboration du signal de sortie<text:bookmark-end text:name="__RefHeading__633_2015604469"/></text:h>
      <text:p text:style-name="P13"/>
      <text:p text:style-name="P8">Chaque bit est lu à une cadence de 430µs grâce à un timer en interruption. Lors de chaque décision (1 ou 0), on active ou non le canal d'un second timer qui aura été configuré en PWM 50% à 38kHz. En réalité, les deux timers sont un seul et unique qui gère tout, la PWM et l'interruption. Le schéma ci-dessous montre le principe :</text:p>
      <text:p text:style-name="P8"/>
      <text:p text:style-name="P8"><draw:line text:anchor-type="paragraph" draw:z-index="40" draw:style-name="gr6" draw:text-style-name="P29" svg:x1="2.049cm" svg:y1="1.27cm" svg:x2="15.373cm" svg:y2="1.27cm"><text:p/></draw:line><draw:line text:anchor-type="paragraph" draw:z-index="41" draw:style-name="gr8" draw:text-style-name="P29" svg:x1="6.764cm" svg:y1="1.269cm" svg:x2="6.764cm" svg:y2="0.355cm"><text:p/></draw:line><draw:line text:anchor-type="paragraph" draw:z-index="42" draw:style-name="gr8" draw:text-style-name="P29" svg:x1="7.174cm" svg:y1="1.269cm" svg:x2="7.174cm" svg:y2="0.355cm"><text:p/></draw:line><draw:line text:anchor-type="paragraph" draw:z-index="43" draw:style-name="gr8" draw:text-style-name="P29" svg:x1="6.764cm" svg:y1="0.355cm" svg:x2="7.173cm" svg:y2="0.355cm"><text:p/></draw:line><draw:line text:anchor-type="paragraph" draw:z-index="44" draw:style-name="gr8" draw:text-style-name="P29" svg:x1="7.174cm" svg:y1="1.27cm" svg:x2="7.583cm" svg:y2="1.27cm"><text:p/></draw:line><draw:line text:anchor-type="paragraph" draw:z-index="45" draw:style-name="gr8" draw:text-style-name="P29" svg:x1="7.583cm" svg:y1="1.269cm" svg:x2="7.583cm" svg:y2="0.355cm"><text:p/></draw:line><draw:line text:anchor-type="paragraph" draw:z-index="46" draw:style-name="gr8" draw:text-style-name="P29" svg:x1="7.992cm" svg:y1="1.269cm" svg:x2="7.992cm" svg:y2="0.355cm"><text:p/></draw:line><draw:line text:anchor-type="paragraph" draw:z-index="47" draw:style-name="gr8" draw:text-style-name="P29" svg:x1="7.583cm" svg:y1="0.355cm" svg:x2="7.992cm" svg:y2="0.355cm"><text:p/></draw:line><draw:line text:anchor-type="paragraph" draw:z-index="48" draw:style-name="gr8" draw:text-style-name="P29" svg:x1="7.992cm" svg:y1="1.27cm" svg:x2="8.401cm" svg:y2="1.27cm"><text:p/></draw:line><draw:line text:anchor-type="paragraph" draw:z-index="49" draw:style-name="gr8" draw:text-style-name="P29" svg:x1="8.447cm" svg:y1="1.274cm" svg:x2="8.447cm" svg:y2="0.36cm"><text:p/></draw:line><draw:line text:anchor-type="paragraph" draw:z-index="50" draw:style-name="gr8" draw:text-style-name="P29" svg:x1="8.856cm" svg:y1="1.274cm" svg:x2="8.856cm" svg:y2="0.36cm"><text:p/></draw:line><draw:line text:anchor-type="paragraph" draw:z-index="51" draw:style-name="gr8" draw:text-style-name="P29" svg:x1="8.447cm" svg:y1="0.36cm" svg:x2="8.856cm" svg:y2="0.36cm"><text:p/></draw:line><draw:line text:anchor-type="paragraph" draw:z-index="52" draw:style-name="gr8" draw:text-style-name="P29" svg:x1="8.856cm" svg:y1="1.272cm" svg:x2="9.265cm" svg:y2="1.272cm"><text:p/></draw:line><draw:line text:anchor-type="paragraph" draw:z-index="53" draw:style-name="gr8" draw:text-style-name="P29" svg:x1="9.264cm" svg:y1="1.272cm" svg:x2="9.673cm" svg:y2="1.272cm"><text:p/></draw:line><draw:line text:anchor-type="paragraph" draw:z-index="54" draw:style-name="gr8" draw:text-style-name="P29" svg:x1="9.675cm" svg:y1="1.269cm" svg:x2="9.675cm" svg:y2="0.355cm"><text:p/></draw:line><draw:line text:anchor-type="paragraph" draw:z-index="55" draw:style-name="gr8" draw:text-style-name="P29" svg:x1="10.084cm" svg:y1="1.269cm" svg:x2="10.084cm" svg:y2="0.355cm"><text:p/></draw:line><draw:line text:anchor-type="paragraph" draw:z-index="56" draw:style-name="gr8" draw:text-style-name="P29" svg:x1="9.675cm" svg:y1="0.355cm" svg:x2="10.084cm" svg:y2="0.355cm"><text:p/></draw:line><draw:line text:anchor-type="paragraph" draw:z-index="57" draw:style-name="gr8" draw:text-style-name="P29" svg:x1="10.084cm" svg:y1="1.27cm" svg:x2="10.493cm" svg:y2="1.27cm"><text:p/></draw:line><draw:line text:anchor-type="paragraph" draw:z-index="58" draw:style-name="gr17" draw:text-style-name="P29" svg:x1="10.493cm" svg:y1="1.269cm" svg:x2="10.493cm" svg:y2="0.355cm"><text:p/></draw:line><draw:line text:anchor-type="paragraph" draw:z-index="59" draw:style-name="gr17" draw:text-style-name="P29" svg:x1="10.902cm" svg:y1="1.269cm" svg:x2="10.902cm" svg:y2="0.355cm"><text:p/></draw:line><draw:line text:anchor-type="paragraph" draw:z-index="60" draw:style-name="gr17" draw:text-style-name="P29" svg:x1="10.493cm" svg:y1="0.355cm" svg:x2="10.902cm" svg:y2="0.355cm"><text:p/></draw:line><draw:line text:anchor-type="paragraph" draw:z-index="61" draw:style-name="gr17" draw:text-style-name="P29" svg:x1="10.902cm" svg:y1="1.27cm" svg:x2="11.311cm" svg:y2="1.27cm"><text:p/></draw:line><draw:line text:anchor-type="paragraph" draw:z-index="62" draw:style-name="gr8" draw:text-style-name="P29" svg:x1="11.312cm" svg:y1="1.269cm" svg:x2="11.312cm" svg:y2="0.355cm"><text:p/></draw:line><draw:line text:anchor-type="paragraph" draw:z-index="63" draw:style-name="gr8" draw:text-style-name="P29" svg:x1="11.721cm" svg:y1="1.269cm" svg:x2="11.721cm" svg:y2="0.355cm"><text:p/></draw:line><draw:line text:anchor-type="paragraph" draw:z-index="64" draw:style-name="gr8" draw:text-style-name="P29" svg:x1="11.312cm" svg:y1="0.355cm" svg:x2="11.721cm" svg:y2="0.355cm"><text:p/></draw:line><draw:line text:anchor-type="paragraph" draw:z-index="65" draw:style-name="gr8" draw:text-style-name="P29" svg:x1="11.721cm" svg:y1="1.27cm" svg:x2="12.13cm" svg:y2="1.27cm"><text:p/></draw:line><draw:line text:anchor-type="paragraph" draw:z-index="66" draw:style-name="gr8" draw:text-style-name="P29" svg:x1="12.13cm" svg:y1="1.27cm" svg:x2="12.539cm" svg:y2="1.27cm"><text:p/></draw:line><draw:line text:anchor-type="paragraph" draw:z-index="67" draw:style-name="gr8" draw:text-style-name="P29" svg:x1="12.539cm" svg:y1="1.269cm" svg:x2="12.539cm" svg:y2="0.355cm"><text:p/></draw:line><draw:line text:anchor-type="paragraph" draw:z-index="68" draw:style-name="gr8" draw:text-style-name="P29" svg:x1="12.947cm" svg:y1="1.269cm" svg:x2="12.947cm" svg:y2="0.355cm"><text:p/></draw:line><draw:line text:anchor-type="paragraph" draw:z-index="69" draw:style-name="gr8" draw:text-style-name="P29" svg:x1="12.539cm" svg:y1="0.355cm" svg:x2="12.948cm" svg:y2="0.355cm"><text:p/></draw:line><draw:line text:anchor-type="paragraph" draw:z-index="70" draw:style-name="gr8" draw:text-style-name="P29" svg:x1="12.947cm" svg:y1="1.27cm" svg:x2="13.356cm" svg:y2="1.27cm"><text:p/></draw:line><draw:line text:anchor-type="paragraph" draw:z-index="71" draw:style-name="gr8" draw:text-style-name="P29" svg:x1="4.789cm" svg:y1="1.27cm" svg:x2="5.51cm" svg:y2="1.27cm"><text:p/></draw:line><draw:line text:anchor-type="paragraph" draw:z-index="72" draw:style-name="gr8" draw:text-style-name="P29" svg:x1="2.289cm" svg:y1="1.269cm" svg:x2="2.289cm" svg:y2="0.355cm"><text:p/></draw:line><draw:line text:anchor-type="paragraph" draw:z-index="73" draw:style-name="gr8" draw:text-style-name="P29" svg:x1="4.789cm" svg:y1="1.269cm" svg:x2="4.789cm" svg:y2="0.355cm"><text:p/></draw:line><draw:line text:anchor-type="paragraph" draw:z-index="74" draw:style-name="gr8" draw:text-style-name="P29" svg:x1="2.289cm" svg:y1="0.355cm" svg:x2="3.227cm" svg:y2="0.355cm"><text:p/></draw:line><draw:line text:anchor-type="paragraph" draw:z-index="75" draw:style-name="gr9" draw:text-style-name="P29" svg:x1="4.789cm" svg:y1="1.27cm" svg:x2="4.789cm" svg:y2="1.896cm"><text:p/></draw:line><draw:line text:anchor-type="paragraph" draw:z-index="78" draw:style-name="gr8" draw:text-style-name="P29" svg:x1="3.852cm" svg:y1="0.355cm" svg:x2="4.79cm" svg:y2="0.355cm"><text:p/></draw:line><draw:line text:anchor-type="paragraph" draw:z-index="79" draw:style-name="gr17" draw:text-style-name="P29" svg:x1="3.228cm" svg:y1="0.355cm" svg:x2="3.852cm" svg:y2="0.355cm"><text:p/></draw:line><draw:line text:anchor-type="paragraph" draw:z-index="80" draw:style-name="gr8" draw:text-style-name="P29" svg:x1="6.043cm" svg:y1="1.27cm" svg:x2="6.764cm" svg:y2="1.27cm"><text:p/></draw:line><draw:line text:anchor-type="paragraph" draw:z-index="81" draw:style-name="gr17" draw:text-style-name="P29" svg:x1="5.418cm" svg:y1="1.27cm" svg:x2="6.042cm" svg:y2="1.27cm"><text:p/></draw:line><draw:frame text:anchor-type="paragraph" draw:z-index="82" draw:style-name="gr18" svg:width="1.276cm" svg:height="0.976cm" svg:x="1.014cm" svg:y="0.355cm"><draw:text-box><text:p>LED IR</text:p></draw:text-box></draw:frame><draw:rect text:anchor-type="paragraph" draw:z-index="83" draw:style-name="gr19" draw:text-style-name="P29" svg:width="0.41cm" svg:height="0.914cm" svg:x="6.765cm" svg:y="0.355cm"><text:p/></draw:rect><draw:rect text:anchor-type="paragraph" draw:z-index="84" draw:style-name="gr19" draw:text-style-name="P29" svg:width="0.41cm" svg:height="0.914cm" svg:x="7.583cm" svg:y="0.356cm"><text:p/></draw:rect><draw:rect text:anchor-type="paragraph" draw:z-index="85" draw:style-name="gr19" draw:text-style-name="P29" svg:width="0.41cm" svg:height="0.914cm" svg:x="8.447cm" svg:y="0.36cm"><text:p/></draw:rect><draw:rect text:anchor-type="paragraph" draw:z-index="86" draw:style-name="gr19" draw:text-style-name="P29" svg:width="0.41cm" svg:height="0.914cm" svg:x="9.673cm" svg:y="0.358cm"><text:p/></draw:rect><draw:rect text:anchor-type="paragraph" draw:z-index="87" draw:style-name="gr19" draw:text-style-name="P29" svg:width="0.41cm" svg:height="0.914cm" svg:x="11.312cm" svg:y="0.356cm"><text:p/></draw:rect><draw:rect text:anchor-type="paragraph" draw:z-index="88" draw:style-name="gr19" draw:text-style-name="P29" svg:width="0.41cm" svg:height="0.914cm" svg:x="12.538cm" svg:y="0.356cm"><text:p/></draw:rect><draw:rect text:anchor-type="paragraph" draw:z-index="89" draw:style-name="gr19" draw:text-style-name="P29" svg:width="2.5cm" svg:height="0.914cm" svg:x="2.29cm" svg:y="0.355cm"><text:p/></draw:rect></text:p>
      <text:p text:style-name="P8"/>
      <text:p text:style-name="P7"><draw:line text:anchor-type="paragraph" draw:z-index="76" draw:style-name="gr9" draw:text-style-name="P29" svg:x1="10.083cm" svg:y1="0.379cm" svg:x2="10.083cm" svg:y2="1.005cm"><text:p/></draw:line><draw:line text:anchor-type="paragraph" draw:z-index="107" draw:style-name="gr9" draw:text-style-name="P29" svg:x1="9.674cm" svg:y1="0.379cm" svg:x2="9.674cm" svg:y2="1.005cm"><text:p/></draw:line><draw:line text:anchor-type="paragraph" draw:z-index="109" draw:style-name="gr9" draw:text-style-name="P29" svg:x1="6.765cm" svg:y1="0.377cm" svg:x2="2.618cm" svg:y2="2.27cm"><text:p/></draw:line><draw:line text:anchor-type="paragraph" draw:z-index="110" draw:style-name="gr9" draw:text-style-name="P29" svg:x1="7.992cm" svg:y1="0.377cm" svg:x2="9.668cm" svg:y2="2.34cm"><text:p/></draw:line></text:p>
      <text:p text:style-name="P7"><draw:frame text:anchor-type="paragraph" draw:z-index="77" draw:style-name="gr7" draw:text-style-name="P30" svg:width="1.733cm" svg:height="0.329cm" svg:x="10.894cm" svg:y="0.28cm"><draw:text-box><text:p><text:span text:style-name="T18">T</text:span></text:p></draw:text-box></draw:frame><draw:line text:anchor-type="paragraph" draw:z-index="115" draw:style-name="gr23" draw:text-style-name="P29" svg:x1="7.993cm" svg:y1="0.245cm" svg:x2="6.765cm" svg:y2="0.245cm"><text:p/></draw:line><draw:frame text:anchor-type="paragraph" draw:z-index="116" draw:style-name="gr7" draw:text-style-name="P30" svg:width="1.733cm" svg:height="0.329cm" svg:x="7.19cm" svg:y="0.392cm"><draw:text-box><text:p><text:span text:style-name="T18">3T</text:span></text:p></draw:text-box></draw:frame><draw:g text:anchor-type="paragraph" draw:z-index="108" draw:style-name="gr1"><draw:line draw:style-name="gr2" draw:text-style-name="P29" svg:x1="10.803cm" svg:y1="0.392cm" svg:x2="10.009cm" svg:y2="0.392cm"><text:p/></draw:line><draw:line draw:style-name="gr2" draw:text-style-name="P29" svg:x1="8.823cm" svg:y1="0.392cm" svg:x2="9.673cm" svg:y2="0.392cm"><text:p/></draw:line><draw:line draw:style-name="gr22" draw:text-style-name="P29" svg:x1="10.082cm" svg:y1="0.392cm" svg:x2="9.673cm" svg:y2="0.392cm"><text:p/></draw:line></draw:g></text:p>
      <text:p text:style-name="P7"/>
      <text:p text:style-name="P7"/>
      <text:p text:style-name="P7"/>
      <text:p text:style-name="P7"><draw:line text:anchor-type="paragraph" draw:z-index="90" draw:style-name="gr6" draw:text-style-name="P29" svg:x1="2.049cm" svg:y1="1.025cm" svg:x2="15.373cm" svg:y2="1.025cm"><text:p/></draw:line><draw:frame text:anchor-type="paragraph" draw:z-index="93" draw:style-name="gr18" svg:width="1.13cm" svg:height="0.976cm" svg:x="1.014cm" svg:y="0.109cm"><draw:text-box><text:p>LED IR</text:p></draw:text-box></draw:frame><draw:g text:anchor-type="paragraph" draw:z-index="91" draw:style-name="gr1"><draw:line draw:style-name="gr20" draw:text-style-name="P29" svg:x1="2.63cm" svg:y1="1.023cm" svg:x2="2.797cm" svg:y2="1.023cm"><text:p/></draw:line><draw:line draw:style-name="gr20" draw:text-style-name="P29" svg:x1="2.798cm" svg:y1="1.024cm" svg:x2="2.798cm" svg:y2="0.11cm"><text:p/></draw:line><draw:line draw:style-name="gr20" draw:text-style-name="P29" svg:x1="2.965cm" svg:y1="1.024cm" svg:x2="2.965cm" svg:y2="0.11cm"><text:p/></draw:line><draw:line draw:style-name="gr20" draw:text-style-name="P29" svg:x1="2.798cm" svg:y1="0.11cm" svg:x2="2.965cm" svg:y2="0.11cm"><text:p/></draw:line></draw:g><draw:g text:anchor-type="paragraph" draw:z-index="94" draw:style-name="gr1"><draw:line draw:style-name="gr20" draw:text-style-name="P29" svg:x1="2.965cm" svg:y1="1.023cm" svg:x2="3.132cm" svg:y2="1.023cm"><text:p/></draw:line><draw:line draw:style-name="gr20" draw:text-style-name="P29" svg:x1="3.133cm" svg:y1="1.024cm" svg:x2="3.133cm" svg:y2="0.11cm"><text:p/></draw:line><draw:line draw:style-name="gr20" draw:text-style-name="P29" svg:x1="3.3cm" svg:y1="1.024cm" svg:x2="3.3cm" svg:y2="0.11cm"><text:p/></draw:line><draw:line draw:style-name="gr20" draw:text-style-name="P29" svg:x1="3.133cm" svg:y1="0.11cm" svg:x2="3.3cm" svg:y2="0.11cm"><text:p/></draw:line></draw:g><draw:g text:anchor-type="paragraph" draw:z-index="95" draw:style-name="gr1"><draw:line draw:style-name="gr20" draw:text-style-name="P29" svg:x1="3.3cm" svg:y1="1.023cm" svg:x2="3.467cm" svg:y2="1.023cm"><text:p/></draw:line><draw:line draw:style-name="gr20" draw:text-style-name="P29" svg:x1="3.468cm" svg:y1="1.024cm" svg:x2="3.468cm" svg:y2="0.11cm"><text:p/></draw:line><draw:line draw:style-name="gr20" draw:text-style-name="P29" svg:x1="3.635cm" svg:y1="1.024cm" svg:x2="3.635cm" svg:y2="0.11cm"><text:p/></draw:line><draw:line draw:style-name="gr20" draw:text-style-name="P29" svg:x1="3.468cm" svg:y1="0.11cm" svg:x2="3.635cm" svg:y2="0.11cm"><text:p/></draw:line></draw:g><draw:g text:anchor-type="paragraph" draw:z-index="96" draw:style-name="gr1"><draw:line draw:style-name="gr21" draw:text-style-name="P29" svg:x1="3.636cm" svg:y1="1.023cm" svg:x2="3.803cm" svg:y2="1.023cm"><text:p/></draw:line><draw:line draw:style-name="gr21" draw:text-style-name="P29" svg:x1="3.803cm" svg:y1="1.024cm" svg:x2="3.803cm" svg:y2="0.11cm"><text:p/></draw:line><draw:line draw:style-name="gr21" draw:text-style-name="P29" svg:x1="3.968cm" svg:y1="1.024cm" svg:x2="3.968cm" svg:y2="0.11cm"><text:p/></draw:line><draw:line draw:style-name="gr21" draw:text-style-name="P29" svg:x1="3.803cm" svg:y1="0.11cm" svg:x2="3.97cm" svg:y2="0.11cm"><text:p/></draw:line></draw:g><draw:g text:anchor-type="paragraph" draw:z-index="97" draw:style-name="gr1"><draw:line draw:style-name="gr21" draw:text-style-name="P29" svg:x1="3.971cm" svg:y1="1.023cm" svg:x2="4.138cm" svg:y2="1.023cm"><text:p/></draw:line><draw:line draw:style-name="gr21" draw:text-style-name="P29" svg:x1="4.139cm" svg:y1="1.024cm" svg:x2="4.139cm" svg:y2="0.11cm"><text:p/></draw:line><draw:line draw:style-name="gr21" draw:text-style-name="P29" svg:x1="4.306cm" svg:y1="1.024cm" svg:x2="4.306cm" svg:y2="0.11cm"><text:p/></draw:line><draw:line draw:style-name="gr21" draw:text-style-name="P29" svg:x1="4.139cm" svg:y1="0.11cm" svg:x2="4.306cm" svg:y2="0.11cm"><text:p/></draw:line></draw:g><draw:g text:anchor-type="paragraph" draw:z-index="98" draw:style-name="gr1"><draw:line draw:style-name="gr20" draw:text-style-name="P29" svg:x1="4.306cm" svg:y1="1.023cm" svg:x2="4.473cm" svg:y2="1.023cm"><text:p/></draw:line><draw:line draw:style-name="gr20" draw:text-style-name="P29" svg:x1="4.475cm" svg:y1="1.024cm" svg:x2="4.475cm" svg:y2="0.11cm"><text:p/></draw:line><draw:line draw:style-name="gr20" draw:text-style-name="P29" svg:x1="4.641cm" svg:y1="1.024cm" svg:x2="4.641cm" svg:y2="0.11cm"><text:p/></draw:line><draw:line draw:style-name="gr20" draw:text-style-name="P29" svg:x1="4.475cm" svg:y1="0.11cm" svg:x2="4.642cm" svg:y2="0.11cm"><text:p/></draw:line></draw:g><draw:g text:anchor-type="paragraph" draw:z-index="99" draw:style-name="gr1"><draw:line draw:style-name="gr20" draw:text-style-name="P29" svg:x1="4.641cm" svg:y1="1.023cm" svg:x2="4.808cm" svg:y2="1.023cm"><text:p/></draw:line><draw:line draw:style-name="gr20" draw:text-style-name="P29" svg:x1="4.81cm" svg:y1="1.024cm" svg:x2="4.81cm" svg:y2="0.11cm"><text:p/></draw:line><draw:line draw:style-name="gr20" draw:text-style-name="P29" svg:x1="4.976cm" svg:y1="1.024cm" svg:x2="4.976cm" svg:y2="0.11cm"><text:p/></draw:line><draw:line draw:style-name="gr20" draw:text-style-name="P29" svg:x1="4.81cm" svg:y1="0.11cm" svg:x2="4.977cm" svg:y2="0.11cm"><text:p/></draw:line></draw:g><draw:g text:anchor-type="paragraph" draw:z-index="100" draw:style-name="gr1"><draw:line draw:style-name="gr20" draw:text-style-name="P29" svg:x1="7.244cm" svg:y1="1.023cm" svg:x2="7.411cm" svg:y2="1.023cm"><text:p/></draw:line><draw:line draw:style-name="gr20" draw:text-style-name="P29" svg:x1="7.412cm" svg:y1="1.022cm" svg:x2="7.412cm" svg:y2="0.108cm"><text:p/></draw:line><draw:line draw:style-name="gr20" draw:text-style-name="P29" svg:x1="7.579cm" svg:y1="1.022cm" svg:x2="7.579cm" svg:y2="0.108cm"><text:p/></draw:line><draw:line draw:style-name="gr20" draw:text-style-name="P29" svg:x1="7.412cm" svg:y1="0.108cm" svg:x2="7.579cm" svg:y2="0.108cm"><text:p/></draw:line></draw:g><draw:g text:anchor-type="paragraph" draw:z-index="101" draw:style-name="gr1"><draw:line draw:style-name="gr20" draw:text-style-name="P29" svg:x1="7.58cm" svg:y1="1.023cm" svg:x2="7.747cm" svg:y2="1.023cm"><text:p/></draw:line><draw:line draw:style-name="gr20" draw:text-style-name="P29" svg:x1="7.747cm" svg:y1="1.022cm" svg:x2="7.747cm" svg:y2="0.108cm"><text:p/></draw:line><draw:line draw:style-name="gr20" draw:text-style-name="P29" svg:x1="7.912cm" svg:y1="1.022cm" svg:x2="7.912cm" svg:y2="0.108cm"><text:p/></draw:line><draw:line draw:style-name="gr20" draw:text-style-name="P29" svg:x1="7.747cm" svg:y1="0.108cm" svg:x2="7.914cm" svg:y2="0.108cm"><text:p/></draw:line></draw:g><draw:g text:anchor-type="paragraph" draw:z-index="102" draw:style-name="gr1"><draw:line draw:style-name="gr20" draw:text-style-name="P29" svg:x1="7.915cm" svg:y1="1.023cm" svg:x2="8.082cm" svg:y2="1.023cm"><text:p/></draw:line><draw:line draw:style-name="gr20" draw:text-style-name="P29" svg:x1="8.084cm" svg:y1="1.022cm" svg:x2="8.084cm" svg:y2="0.108cm"><text:p/></draw:line><draw:line draw:style-name="gr20" draw:text-style-name="P29" svg:x1="8.25cm" svg:y1="1.022cm" svg:x2="8.25cm" svg:y2="0.108cm"><text:p/></draw:line><draw:line draw:style-name="gr20" draw:text-style-name="P29" svg:x1="8.084cm" svg:y1="0.108cm" svg:x2="8.251cm" svg:y2="0.108cm"><text:p/></draw:line></draw:g><draw:g text:anchor-type="paragraph" draw:z-index="103" draw:style-name="gr1"><draw:line draw:style-name="gr21" draw:text-style-name="P29" svg:x1="8.25cm" svg:y1="1.023cm" svg:x2="8.417cm" svg:y2="1.023cm"><text:p/></draw:line><draw:line draw:style-name="gr21" draw:text-style-name="P29" svg:x1="8.419cm" svg:y1="1.022cm" svg:x2="8.419cm" svg:y2="0.108cm"><text:p/></draw:line><draw:line draw:style-name="gr21" draw:text-style-name="P29" svg:x1="8.585cm" svg:y1="1.022cm" svg:x2="8.585cm" svg:y2="0.108cm"><text:p/></draw:line><draw:line draw:style-name="gr21" draw:text-style-name="P29" svg:x1="8.419cm" svg:y1="0.108cm" svg:x2="8.586cm" svg:y2="0.108cm"><text:p/></draw:line></draw:g><draw:g text:anchor-type="paragraph" draw:z-index="104" draw:style-name="gr1"><draw:line draw:style-name="gr21" draw:text-style-name="P29" svg:x1="8.585cm" svg:y1="1.023cm" svg:x2="8.752cm" svg:y2="1.023cm"><text:p/></draw:line><draw:line draw:style-name="gr21" draw:text-style-name="P29" svg:x1="8.754cm" svg:y1="1.022cm" svg:x2="8.754cm" svg:y2="0.108cm"><text:p/></draw:line><draw:line draw:style-name="gr21" draw:text-style-name="P29" svg:x1="8.92cm" svg:y1="1.022cm" svg:x2="8.92cm" svg:y2="0.108cm"><text:p/></draw:line><draw:line draw:style-name="gr21" draw:text-style-name="P29" svg:x1="8.754cm" svg:y1="0.108cm" svg:x2="8.921cm" svg:y2="0.108cm"><text:p/></draw:line></draw:g><draw:g text:anchor-type="paragraph" draw:z-index="105" draw:style-name="gr1"><draw:line draw:style-name="gr20" draw:text-style-name="P29" svg:x1="8.92cm" svg:y1="1.023cm" svg:x2="9.087cm" svg:y2="1.023cm"><text:p/></draw:line><draw:line draw:style-name="gr20" draw:text-style-name="P29" svg:x1="9.088cm" svg:y1="1.022cm" svg:x2="9.088cm" svg:y2="0.108cm"><text:p/></draw:line><draw:line draw:style-name="gr20" draw:text-style-name="P29" svg:x1="9.255cm" svg:y1="1.022cm" svg:x2="9.255cm" svg:y2="0.108cm"><text:p/></draw:line><draw:line draw:style-name="gr20" draw:text-style-name="P29" svg:x1="9.088cm" svg:y1="0.108cm" svg:x2="9.255cm" svg:y2="0.108cm"><text:p/></draw:line></draw:g><draw:g text:anchor-type="paragraph" draw:z-index="106" draw:style-name="gr1"><draw:line draw:style-name="gr20" draw:text-style-name="P29" svg:x1="9.255cm" svg:y1="1.023cm" svg:x2="9.422cm" svg:y2="1.023cm"><text:p/></draw:line><draw:line draw:style-name="gr20" draw:text-style-name="P29" svg:x1="9.423cm" svg:y1="1.022cm" svg:x2="9.423cm" svg:y2="0.108cm"><text:p/></draw:line><draw:line draw:style-name="gr20" draw:text-style-name="P29" svg:x1="9.59cm" svg:y1="1.022cm" svg:x2="9.59cm" svg:y2="0.108cm"><text:p/></draw:line><draw:line draw:style-name="gr20" draw:text-style-name="P29" svg:x1="9.423cm" svg:y1="0.108cm" svg:x2="9.59cm" svg:y2="0.108cm"><text:p/></draw:line></draw:g><draw:line text:anchor-type="paragraph" draw:z-index="111" draw:style-name="gr9" draw:text-style-name="P29" svg:x1="2.63cm" svg:y1="0.039cm" svg:x2="2.655cm" svg:y2="2.694cm"><text:p/></draw:line></text:p>
      <text:p text:style-name="P7"/>
      <text:p text:style-name="P7"><draw:line text:anchor-type="paragraph" draw:z-index="92" draw:style-name="gr9" draw:text-style-name="P29" svg:x1="9.668cm" svg:y1="0.13cm" svg:x2="9.668cm" svg:y2="0.756cm"><text:p/></draw:line><draw:frame text:anchor-type="paragraph" draw:z-index="113" draw:style-name="gr7" draw:text-style-name="P30" svg:width="1.733cm" svg:height="0.329cm" svg:x="5.93cm" svg:y="0.242cm"><draw:text-box><text:p><text:span text:style-name="T18">3T</text:span></text:p></draw:text-box></draw:frame></text:p>
      <text:p text:style-name="P7"><draw:line text:anchor-type="paragraph" draw:z-index="112" draw:style-name="gr23" draw:text-style-name="P29" svg:x1="9.589cm" svg:y1="0.123cm" svg:x2="2.655cm" svg:y2="0.123cm"><text:p/></draw:line></text:p>
      <text:p text:style-name="P7"><draw:custom-shape text:anchor-type="paragraph" draw:z-index="24" draw:style-name="gr13" svg:width="0.339cm" svg:height="0.759cm" svg:x="8.941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25" draw:style-name="gr14" svg:width="0.345cm" svg:height="0.759cm" svg:x="9.237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26" draw:style-name="gr15" svg:width="0.346cm" svg:height="0.759cm" svg:x="9.59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27" draw:style-name="gr12" svg:width="0.343cm" svg:height="0.759cm" svg:x="9.917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g text:anchor-type="paragraph" draw:z-index="28" draw:style-name="gr1"><draw:custom-shape draw:style-name="gr16" svg:width="0.343cm" svg:height="0.759cm" svg:x="10.276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6" svg:width="0.341cm" svg:height="0.759cm" svg:x="10.592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6" svg:width="0.348cm" svg:height="0.759cm" svg:x="10.913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6" svg:width="0.343cm" svg:height="0.759cm" svg:x="11.253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/draw:g><draw:custom-shape text:anchor-type="paragraph" draw:z-index="29" draw:style-name="gr12" svg:width="0.341cm" svg:height="0.759cm" svg:x="4.949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0" draw:style-name="gr12" svg:width="0.338cm" svg:height="0.759cm" svg:x="5.272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1" draw:style-name="gr12" svg:width="0.336cm" svg:height="0.759cm" svg:x="5.618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2" draw:style-name="gr12" svg:width="0.332cm" svg:height="0.759cm" svg:x="5.92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3" draw:style-name="gr12" svg:width="0.334cm" svg:height="0.759cm" svg:x="3.637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4" draw:style-name="gr12" svg:width="0.338cm" svg:height="0.759cm" svg:x="3.951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5" draw:style-name="gr13" svg:width="0.336cm" svg:height="0.759cm" svg:x="4.295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6" draw:style-name="gr13" svg:width="0.329cm" svg:height="0.759cm" svg:x="4.63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7" draw:style-name="gr13" svg:width="0.334cm" svg:height="0.759cm" svg:x="2.646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8" draw:style-name="gr13" svg:width="0.343cm" svg:height="0.759cm" svg:x="2.988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9" draw:style-name="gr14" svg:width="0.338cm" svg:height="0.759cm" svg:x="3.3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6" draw:style-name="gr12" svg:width="0.346cm" svg:height="0.759cm" svg:x="6.251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7" draw:style-name="gr12" svg:width="0.343cm" svg:height="0.759cm" svg:x="6.578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8" draw:style-name="gr12" svg:width="0.339cm" svg:height="0.759cm" svg:x="6.937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9" draw:style-name="gr13" svg:width="0.341cm" svg:height="0.759cm" svg:x="7.251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20" draw:style-name="gr13" svg:width="0.345cm" svg:height="0.759cm" svg:x="7.581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21" draw:style-name="gr13" svg:width="0.348cm" svg:height="0.759cm" svg:x="7.899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22" draw:style-name="gr12" svg:width="0.346cm" svg:height="0.759cm" svg:x="8.255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23" draw:style-name="gr12" svg:width="0.341cm" svg:height="0.759cm" svg:x="8.571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/text:p>
      <text:p text:style-name="P7"><draw:line text:anchor-type="paragraph" draw:z-index="114" draw:style-name="gr6" draw:text-style-name="P29" svg:x1="2.067cm" svg:y1="0.367cm" svg:x2="15.391cm" svg:y2="0.367cm"><text:p/></draw:line><draw:line text:anchor-type="paragraph" draw:z-index="118" draw:style-name="gr9" draw:text-style-name="P29" svg:x1="4.631cm" svg:y1="0.362cm" svg:x2="4.631cm" svg:y2="0.988cm"><text:p/></draw:line><draw:line text:anchor-type="paragraph" draw:z-index="119" draw:style-name="gr9" draw:text-style-name="P29" svg:x1="4.959cm" svg:y1="0.367cm" svg:x2="4.959cm" svg:y2="0.993cm"><text:p/></draw:line></text:p>
      <text:p text:style-name="P7"><draw:g text:anchor-type="paragraph" draw:z-index="117" draw:style-name="gr1"><draw:line draw:style-name="gr2" draw:text-style-name="P29" svg:x1="5.667cm" svg:y1="0.086cm" svg:x2="4.949cm" svg:y2="0.086cm"><text:p/></draw:line><draw:line draw:style-name="gr2" draw:text-style-name="P29" svg:x1="3.877cm" svg:y1="0.086cm" svg:x2="4.645cm" svg:y2="0.086cm"><text:p/></draw:line><draw:line draw:style-name="gr22" draw:text-style-name="P29" svg:x1="5.015cm" svg:y1="0.086cm" svg:x2="4.645cm" svg:y2="0.086cm"><text:p/></draw:line></draw:g><draw:frame text:anchor-type="paragraph" draw:z-index="120" draw:style-name="gr24" draw:text-style-name="P30" svg:width="1.733cm" svg:height="0.394cm" svg:x="5.666cm" svg:y="0.086cm"><draw:text-box><text:p><text:span text:style-name="T18">T</text:span><text:span text:style-name="T19">PWM</text:span></text:p></draw:text-box></draw:frame></text:p>
      <text:p text:style-name="P7"/>
      <text:p text:style-name="P7">T = 430µs</text:p>
      <text:p text:style-name="P7">T<text:span text:style-name="T4">PWM</text:span> = 1/38kHz <text:span text:style-name="T3"></text:span> 26.316 µs</text:p>
      <text:p text:style-name="P7"/>
      <text:p text:style-name="P7">Le timer, cadencé à 24MHz, nécessite 632 impulsions. Ce qui donne en réalité, 37.975 Khz (tout à fait correct).</text:p>
      <text:p text:style-name="P7">Le nombre de périodes PWM, N, <text:s/>contenu dans les 430µs est donc 430µ/(632/24MHz) = 430*24/632 = 16,3.</text:p>
      <text:p text:style-name="P7">Si nous prenons 631 impulsions (et non 632), le résultat est sensiblement le même.</text:p>
      <text:p text:style-name="P7"/>
      <text:p text:style-name="P7">→ on va préférer viser 430µs et arrondir les 38kHz (filtre passe bande un peu large probable). Dans ces conditions, 430µs implique N=430*24 = 10320 précisément à 24MHz. La fréquence qui correspond est 1/430µs = 2.325581 kHz. Le ratio à 38kHz est donc 16.34 précisément. En prenant 16, la fréquence réelle obtenue pour la PWM sera de 37.2 kHz. Le facteur de qualité correspondant est 38/1.6 = 23. Il se peut que l'erreur sur le 38kHz implique une perte de portée à cause du passe bande de la clim.</text:p>
      <text:p text:style-name="P7"/>
      <text:p text:style-name="P7"><text:span text:style-name="T2">→ Au final, on va utiliser deux timers.</text:span> </text:p>
      <text:p text:style-name="P7">L'un pour les 38kHz de PWM (N = 632, cad 37.97kHz), l'autre pour générer les 430µs (N=10392)</text:p>
      <text:p text:style-name="P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2" text:outline-level="2"><text:bookmark-start text:name="__RefHeading__635_2015604469"/><text:soft-page-break/>Algorithme<text:bookmark-end text:name="__RefHeading__635_2015604469"/></text:h>
      <text:p text:style-name="P15">Deux fonctions sont utilisées :</text:p>
      <text:p text:style-name="P17"><text:span text:style-name="T7">void</text:span><text:span text:style-name="T10"> </text:span><text:span text:style-name="T9">RmDv_TelecoIR_Init</text:span><text:span text:style-name="T10">(</text:span><text:span text:style-name="T7">void</text:span><text:span text:style-name="T10">) </text:span><text:span text:style-name="T12">: lance les initialisations nécessaires, à savoir, configurer les deux timers nécessaires.</text:span></text:p>
      <text:p text:style-name="P15"/>
      <text:p text:style-name="P17"><text:span text:style-name="T7">void</text:span><text:span text:style-name="T10"> </text:span><text:span text:style-name="T9">RmDv_TelecoIR_SetCmde</text:span><text:span text:style-name="T10">(</text:span><text:span text:style-name="T13">RmDv_TelecoIR_Cmde</text:span><text:span text:style-name="T10"> Cmde) </text:span><text:span text:style-name="T12">: émet le code voulu. Le type RmDv_TelecoIR_Cmde est une énumération que l'on peut faire grossir au fur et à mesure. A cette fin, se reporter à la partie hacking (/HackingCodeClim) pour capter le code d'une télécommande.</text:span></text:p>
      <text:p text:style-name="P15"/>
      <text:p text:style-name="P15"/>
      <text:h text:style-name="Heading_20_3" text:outline-level="3">Aspect temps réel</text:h>
      <text:p text:style-name="P15">La fonction <text:span text:style-name="T14">RMDv_TelecoIR_SetCmde</text:span> est basée sur une boucle <text:span text:style-name="T14">while</text:span> qui s'arrête lorsque tous les octets à émettre son passés. Cette boucle attend systématiquement au début un flag qui indique que les 430µs sont passées. Ce flag est mis à '1' dans l'interruption associée au timer qui gère le « temps bit ». C'est tout ce qu'elle fait, elle est donc non bloquante.</text:p>
      <text:p text:style-name="P14"/>
      <text:h text:style-name="Heading_20_3" text:outline-level="3">Principe algorithmique </text:h>
      <text:p text:style-name="Text_20_body"/>
      <text:p text:style-name="P28">Extrait de code pour la trame stop (émission d'un coup, alors que les autres commandes se font en deux temps, voir code) :</text:p>
      <text:p text:style-name="P18"><text:span text:style-name="T5"/></text:p>
      <text:p text:style-name="P18"><text:span text:style-name="T5"/></text:p>
      <text:p text:style-name="P19"><text:span text:style-name="T5">while</text:span><text:span text:style-name="T8">(RmDv_TelecoIR_IndexOctet&lt;RmDv_TelecoIR_TabOffLen)</text:span></text:p>
      <text:p text:style-name="P24">{</text:p>
      <text:p text:style-name="P23"><text:span text:style-name="T6"><text:tab/>while</text:span><text:span text:style-name="T8">(RmDv_TelecoIR_BitStart==0); </text:span><text:span text:style-name="T15">/* </text:span><text:span text:style-name="T16">Attente</text:span><text:span text:style-name="T15"> 430µs, </text:span><text:span text:style-name="T16">début</text:span><text:span text:style-name="T15"> </text:span><text:span text:style-name="T16">du</text:span><text:span text:style-name="T15"> bit, </text:span><text:span text:style-name="T16">tps</text:span><text:span text:style-name="T15"> </text:span><text:span text:style-name="T16">réel</text:span><text:span text:style-name="T15">*/</text:span></text:p>
      <text:p text:style-name="P24"><text:tab/>RmDv_TelecoIR_BitStart=0;</text:p>
      <text:p text:style-name="P24"><text:tab/>RmDv_TelecoIR_CurrentByte=RmDv_TelecoIR_TabOFF[RmDv_TelecoIR_IndexOctet];</text:p>
      <text:p text:style-name="P23"><text:span text:style-name="T6"><text:tab/>if</text:span><text:span text:style-name="T8"> (RmDv_TelecoIR_CurrentByte&amp;RmDv_TelecoIR_IndexBit)==RmDv_TelecoIR_IndexBit)</text:span></text:p>
      <text:p text:style-name="P24"><text:tab/>{</text:p>
      <text:p text:style-name="P23"><text:span text:style-name="T8"><text:tab/><text:tab/>Timer_SetOutputMode(RmDv_TelecoIR_Timer_PWM,</text:span><text:span text:style-name="T17">PWM</text:span><text:span text:style-name="T8">); </text:span></text:p>
      <text:p text:style-name="P24"><text:tab/>}</text:p>
      <text:p text:style-name="P23"><text:span text:style-name="T6"><text:tab/>else</text:span><text:span text:style-name="T8"> Timer_SetOutputMode(RmDv_TelecoIR_Timer_PWM,</text:span><text:span text:style-name="T17">Clear</text:span><text:span text:style-name="T8">); </text:span></text:p>
      <text:p text:style-name="P24"><text:tab/>RmDv_TelecoIR_BitByteIncOverflow();</text:p>
      <text:p text:style-name="P23"><text:span text:style-name="T8">}</text:span></text:p>
      <text:p text:style-name="P15"/>
      <text:p text:style-name="P15">L'idée ici est de modifier le mode PWM. Si le bit vaut '1', on se place en PWM, sinon on se place en sortie forcée à '0'.</text:p>
      <text:p text:style-name="P15"/>
      <text:p text:style-name="P15"/>
      <text:h text:style-name="Heading_20_2" text:outline-level="2"><text:bookmark-start text:name="__RefHeading__637_2015604469"/>Les réglages .h<text:bookmark-end text:name="__RefHeading__637_2015604469"/></text:h>
      <text:p text:style-name="P18"><text:span text:style-name="T5">#define</text:span><text:span text:style-name="T8"> </text:span><text:span text:style-name="T11">RmDv_TelecoIR_Timer_PWM TIM2</text:span></text:p>
      <text:p text:style-name="P22"><text:span text:style-name="T6">#define</text:span><text:span text:style-name="T8"> RmDv_TelecoIR_Timer_Bit TIM21</text:span></text:p>
      <text:p text:style-name="P22"><text:span text:style-name="T6">#define</text:span><text:span text:style-name="T8"> RmDv_TelecoIR_Prio_IT_Bit 0</text:span></text:p>
      <text:p text:style-name="P14"/>
      <text:p text:style-name="P14"/>
      <text:p text:style-name="P15">TIM2 est obligatoire car la LED est connectée sur PA1 (canal 2 du Timer 2).</text:p>
      <text:p text:style-name="P14"/>
      <text:p text:style-name="P14"/>
      <text:h text:style-name="Heading_20_2" text:outline-level="2"><text:bookmark-start text:name="__RefHeading__3113_2015604469"/><text:soft-page-break/>Diagramme de classes<text:bookmark-end text:name="__RefHeading__3113_2015604469"/></text:h>
      <text:p text:style-name="Text_20_body"/>
      <text:p text:style-name="Text_20_body"><draw:frame draw:style-name="fr1" draw:name="images1" text:anchor-type="paragraph" svg:width="10.622cm" svg:height="7.816cm" draw:z-index="121"><draw:image xlink:href="Pictures/200000070000297F00001E87AAE36D93.svm" xlink:type="simple" xlink:show="embed" xlink:actuate="onLoad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charset="x-symbo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20" svg:d="M0 20l10-20 10 20z"/>
    <draw:marker draw:name="Arrow_20_concave" draw:display-name="Arrow concave" svg:viewBox="0 0 1131 1580" svg:d="M1013 1491l118 89-567-1580-564 1580 114-85 136-68 148-46 161-17 161 13 153 46z"/>
    <draw:marker draw:name="Extrémités_20_de_20_flèche_20_1" draw:display-name="Extrémités de flèche 1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Extrémités_20_de_20_flèche_20_2" draw:display-name="Extrémités de flèche 2" svg:viewBox="0 0 1131 1580" svg:d="M1013 1491l118 89-567-1580-564 1580 114-85 136-68 148-46 161-17 161 13 153 46z"/>
    <draw:marker draw:name="Extrémités_20_de_20_flèche_20_4" draw:display-name="Extrémités de flèche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_20__28_Rounded_29_" draw:display-name="Dash (Rounded)" draw:style="round" draw:dots1="1" draw:dots1-length="201%" draw:distance="199%"/>
    <draw:stroke-dash draw:name="Dash_20_1" draw:display-name="Dash 1" draw:style="rect" draw:dots1="2" draw:dots1-length="0.029cm" draw:dots2="3" draw:dots2-length="0.144cm" draw:distance="0.072cm"/>
    <draw:stroke-dash draw:name="Dash_20_2" draw:display-name="Dash 2" draw:style="rect" draw:dots1="2" draw:dots1-length="0.029cm" draw:dots2="3" draw:dots2-length="0.144cm" draw:distance="0.072cm"/>
    <draw:stroke-dash draw:name="Dot" draw:style="rect" draw:dots1="1" draw:dots1-length="100%" draw:distance="1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 <text:s text:c="2"/></text:p>
      </style:header>
      <style:footer>
        <text:p text:style-name="MP2"><text:tab/><text:span text:style-name="MT1"><text:tab/></text:span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8-25T15:48:14.72</dc:date>
    <meta:editing-duration>P8DT20H39M41S</meta:editing-duration>
    <meta:editing-cycles>227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0" meta:image-count="1" meta:object-count="0" meta:page-count="5" meta:paragraph-count="64" meta:word-count="813" meta:character-count="4849"/>
    <meta:user-defined meta:name="Info 1"/>
    <meta:user-defined meta:name="Info 2"/>
    <meta:user-defined meta:name="Info 3"/>
    <meta:user-defined meta:name="Info 4"/>
  </office:meta>
</office:document-meta>
</file>